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rsid="0024cafd" officeooo:paragraph-rsid="0024cafd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2a4df1"/>
    </style:style>
    <style:style style:name="P13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4" style:family="paragraph" style:parent-style-name="Heading_20_2">
      <style:text-properties officeooo:paragraph-rsid="0024cafd"/>
    </style:style>
    <style:style style:name="P15" style:family="paragraph" style:parent-style-name="Heading_20_3">
      <style:text-properties officeooo:paragraph-rsid="002379e6"/>
    </style:style>
    <style:style style:name="P16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fo:color="#008000" loext:opacity="100%" style:font-name="Courier New" fo:font-size="9pt" fo:font-weight="bold" officeooo:rsid="002dcf82" fo:background-color="#efefe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Enterprise backend software development, writing code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4" text:outline-level="2"><text:span text:style-name="None"><text:span text:style-name="T14">Personal Coding Examples</text:span></text:span></text:h>
      <text:list xml:id="list600575126" text:style-name="L1">
        <text:list-item>
          <text:p text:style-name="P11">Finite State Machine Library – <text:a xlink:type="simple" xlink:href="https://github.com/chadwickboggs/fsm" text:style-name="Internet_20_link" text:visited-style-name="Visited_20_Internet_20_Link"><text:span text:style-name="T44">https://github.com/chadwickboggs/fsm</text:span></text:a></text:p>
        </text:list-item>
        <text:list-item>
          <text:p text:style-name="P12">Quantum Computer Resistant Encryption Utility (NTRU) – <text:a xlink:type="simple" xlink:href="https://github.com/chadwickboggs/fsm" text:style-name="Internet_20_link" text:visited-style-name="Visited_20_Internet_20_Link"><text:span text:style-name="T44">https://</text:span></text:a><text:span text:style-name="T46">github.com/chadwickboggs</text:span><text:a xlink:type="simple" xlink:href="https://github.com/chadwickboggs/fsm" text:style-name="Internet_20_link" text:visited-style-name="Visited_20_Internet_20_Link"><text:span text:style-name="T44">/</text:span></text:a><text:a xlink:type="simple" xlink:href="https://github.com/chadwickboggs/fsm" text:style-name="Internet_20_link" text:visited-style-name="Visited_20_Internet_20_Link"><text:span text:style-name="T45">n</text:span></text:a><text:span text:style-name="T45">trutil</text:span><text:line-break/></text:p>
        </text:list-item>
      </text:list>
      <text:h text:style-name="P14" text:outline-level="2"><text:span text:style-name="None"><text:span text:style-name="T13">Employment History</text:span></text:span></text:h>
      <text:h text:style-name="P15" text:outline-level="3"><text:span text:style-name="None"><text:span text:style-name="T27">2020 – 5/2022 Software Developer, PayPal w/ TCS</text:span></text:span></text:h>
      <text:list xml:id="list4119847912" text:style-name="L2">
        <text:list-item>
          <text:p text:style-name="P13"><text:span text:style-name="None"><text:span text:style-name="T28">Implemented direct deposit signup services in Spring Boot.</text:span></text:span></text:p>
        </text:list-item>
        <text:list-item>
          <text:p text:style-name="P13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3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5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2631444140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/>
      <text:h text:style-name="P16" text:outline-level="3"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40228437090700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oft-page-break/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40227327338675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40227423692606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40227755153999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40228000629513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40227209825317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40228387556594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40226973588890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40228027907670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oft-page-break/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40227168552825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40228465622461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40226840911522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6T04:02:25.665265966</dc:date>
    <meta:editing-duration>PT33M7S</meta:editing-duration>
    <meta:editing-cycles>13</meta:editing-cycles>
    <dc:creator>Tiffany Timbric</dc:creator>
    <meta:document-statistic meta:table-count="0" meta:image-count="0" meta:object-count="0" meta:page-count="3" meta:paragraph-count="58" meta:word-count="722" meta:character-count="5301" meta:non-whitespace-character-count="4667"/>
  </office:meta>
</office:document-meta>
</file>